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157" officeooo:paragraph-rsid="0010b157"/>
    </style:style>
    <style:style style:name="P2" style:family="paragraph" style:parent-style-name="Standard">
      <style:text-properties fo:font-weight="bold" officeooo:rsid="0010b157" officeooo:paragraph-rsid="0010b157" style:font-weight-asian="bold" style:font-weight-complex="bold"/>
    </style:style>
    <style:style style:name="P3" style:family="paragraph" style:parent-style-name="Preformatted_20_Text">
      <style:text-properties officeooo:rsid="0010b157" officeooo:paragraph-rsid="0010b157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 :</text:p>
      <text:p text:style-name="P1"/>
      <text:p text:style-name="P1"/>
      <text:p text:style-name="P1">Traceback (most recent call last):</text:p>
      <text:p text:style-name="P1"><text:s text:c="2"/>File "new.py", line 4, in &lt;module&gt;</text:p>
      <text:p text:style-name="P1"><text:s text:c="4"/>driver = webdriver.Firefox()</text:p>
      <text:p text:style-name="P1"><text:s text:c="2"/>File "/usr/local/lib/python2.7/dist-packages/selenium/webdriver/firefox/webdriver.py", line 157, in __init__</text:p>
      <text:p text:style-name="P1"><text:s text:c="4"/>self.service.start()</text:p>
      <text:p text:style-name="P1"><text:s text:c="2"/>File "/usr/local/lib/python2.7/dist-packages/selenium/webdriver/common/service.py", line 83, in start</text:p>
      <text:p text:style-name="P1"><text:s text:c="4"/>os.path.basename(self.path), self.start_error_message)</text:p>
      <text:p text:style-name="P1">selenium.common.exceptions.WebDriverException: Message: 'geckodriver' executable needs to be in PATH. </text:p>
      <text:p text:style-name="P1"/>
      <text:p text:style-name="P1"/>
      <text:p text:style-name="P2">ANS:</text:p>
      <text:p text:style-name="P1"/>
      <text:p text:style-name="P1"/>
      <text:p text:style-name="P3"><text:span text:style-name="Source_20_Text">wget https://github.com/mozilla/geckodriver/releases/download/v0.11.1/geckodriver-v0.11.1-linux64.tar.gz</text:span></text:p>
      <text:p text:style-name="Preformatted_20_Text"><text:span text:style-name="Source_20_Text">tar -xvzf geckodriver-v0.11.1-linux64.tar.gz</text:span></text:p>
      <text:p text:style-name="Preformatted_20_Text"><text:span text:style-name="Source_20_Text">rm geckodriver-v0.11.1-linux64.tar.gz</text:span></text:p>
      <text:p text:style-name="Preformatted_20_Text"><text:span text:style-name="Source_20_Text">chmod +x geckodriver</text:span></text:p>
      <text:p text:style-name="P4"><text:span text:style-name="Source_20_Text">cp geckodriver /usr/local/bin/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6:43:31.177910875</meta:creation-date>
    <dc:date>2018-08-21T16:45:29.163898835</dc:date>
    <meta:editing-duration>PT1M59S</meta:editing-duration>
    <meta:editing-cycles>1</meta:editing-cycles>
    <meta:document-statistic meta:table-count="0" meta:image-count="0" meta:object-count="0" meta:page-count="1" meta:paragraph-count="15" meta:word-count="54" meta:character-count="745" meta:non-whitespace-character-count="687"/>
    <meta:generator>LibreOffice/5.1.6.2$Linux_X86_64 LibreOffice_project/10m0$Build-2</meta:generator>
  </office:meta>
</office:document-meta>
</file>